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28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4" style:family="table-cell" style:parent-style-name="Default" style:data-style-name="N117"/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Parameters" table:style-name="ta1" table:print="false">
        <table:table-column table:style-name="co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2" office:value-type="string">
            <text:p>Alfvén wave test case determination of parameter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To be fixed:</text:p>
          </table:table-cell>
          <table:table-cell table:number-columns-repeated="4"/>
          <table:table-cell office:value-type="string">
            <text:p>Constants</text:p>
          </table:table-cell>
          <table:table-cell table:number-columns-repeated="2"/>
        </table:table-row>
        <table:table-row table:style-name="ro2">
          <table:table-cell office:value-type="string">
            <text:p>B0</text:p>
          </table:table-cell>
          <table:table-cell table:style-name="ce5" office:value-type="float" office:value="0.0000000001">
            <text:p>1.00E-010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Mu_0</text:p>
          </table:table-cell>
          <table:table-cell table:style-name="ce5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2">
          <table:table-cell office:value-type="string">
            <text:p>Density</text:p>
          </table:table-cell>
          <table:table-cell table:style-name="ce5" office:value-type="float" office:value="100000000">
            <text:p>1.00E+008</text:p>
          </table:table-cell>
          <table:table-cell office:value-type="string">
            <text:p>m⁻³</text:p>
          </table:table-cell>
          <table:table-cell table:number-columns-repeated="2"/>
          <table:table-cell office:value-type="string">
            <text:p>m_p</text:p>
          </table:table-cell>
          <table:table-cell table:style-name="ce5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wavelength</text:p>
          </table:table-cell>
          <table:table-cell office:value-type="float" office:value="10000">
            <text:p>10000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q</text:p>
          </table:table-cell>
          <table:table-cell table:style-name="ce5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string">
            <text:p>Propagation angle</text:p>
          </table:table-cell>
          <table:table-cell office:value-type="float" office:value="30">
            <text:p>30</text:p>
          </table:table-cell>
          <table:table-cell office:value-type="string">
            <text:p>deg</text:p>
          </table:table-cell>
          <table:table-cell table:number-columns-repeated="2"/>
          <table:table-cell office:value-type="string">
            <text:p>gamma</text:p>
          </table:table-cell>
          <table:table-cell table:style-name="ce6" office:value-type="float" office:value="1.66666666666667">
            <text:p>1.6666666667</text:p>
          </table:table-cell>
          <table:table-cell/>
        </table:table-row>
        <table:table-row table:style-name="ro2">
          <table:table-cell/>
          <table:table-cell table:formula="of:=[.B7]*PI()/180" office:value-type="float" office:value="0.523598775598299">
            <text:p>0.5235987756</text:p>
          </table:table-cell>
          <table:table-cell office:value-type="string">
            <text:p>rad</text:p>
          </table:table-cell>
          <table:table-cell table:number-columns-repeated="2"/>
          <table:table-cell office:value-type="string">
            <text:p>k</text:p>
          </table:table-cell>
          <table:table-cell table:style-name="ce5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2">
          <table:table-cell table:number-columns-repeated="5"/>
          <table:table-cell office:value-type="string">
            <text:p>p/rho adim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m_e</text:p>
          </table:table-cell>
          <table:table-cell table:style-name="ce5" office:value-type="float" office:value="9.109E-031">
            <text:p>9.11E-031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Grid parameters</text:p>
          </table:table-cell>
          <table:table-cell table:number-columns-repeated="7"/>
        </table:table-row>
        <table:table-row table:style-name="ro2">
          <table:table-cell office:value-type="string">
            <text:p>x length</text:p>
          </table:table-cell>
          <table:table-cell office:value-type="float" office:value="64">
            <text:p>64</text:p>
          </table:table-cell>
          <table:table-cell office:value-type="string">
            <text:p>cells</text:p>
          </table:table-cell>
          <table:table-cell table:number-columns-repeated="2"/>
          <table:table-cell table:style-name="ce3" office:value-type="string">
            <text:p>meteo parameters</text:p>
          </table:table-cell>
          <table:table-cell table:number-columns-repeated="2"/>
        </table:table-row>
        <table:table-row table:style-name="ro2">
          <table:table-cell office:value-type="string">
            <text:p>y length</text:p>
          </table:table-cell>
          <table:table-cell office:value-type="float" office:value="64">
            <text:p>64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formula="of:=[.B13]*[.B14]" office:value-type="float" office:value="4096">
            <text:p>4096</text:p>
          </table:table-cell>
          <table:table-cell/>
        </table:table-row>
        <table:table-row table:style-name="ro2">
          <table:table-cell office:value-type="string">
            <text:p>x length</text:p>
          </table:table-cell>
          <table:table-cell table:formula="of:=[.B6]/COS([.B8])" office:value-type="float" office:value="11547.0053837925">
            <text:p>11547.005383792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string">
            <text:p>y length</text:p>
          </table:table-cell>
          <table:table-cell table:formula="of:=[.B6]/SIN([.B8])" office:value-type="float" office:value="20000">
            <text:p>20000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formula="of:=[.G14]/[.G15]" office:value-type="float" office:value="20.48">
            <text:p>20.48</text:p>
          </table:table-cell>
          <table:table-cell/>
        </table:table-row>
        <table:table-row table:style-name="ro2">
          <table:table-cell office:value-type="string">
            <text:p>dx</text:p>
          </table:table-cell>
          <table:table-cell table:formula="of:=ABS([.B15])/[.B13]" office:value-type="float" office:value="180.421959121758">
            <text:p>180.4219591218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dy</text:p>
          </table:table-cell>
          <table:table-cell table:formula="of:=ABS([.B16])/[.B14]" office:value-type="float" office:value="312.5">
            <text:p>312.5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dz</text:p>
          </table:table-cell>
          <table:table-cell table:formula="of:=([.B17]+[.B18])/2" office:value-type="float" office:value="246.460979560879">
            <text:p>246.4609795609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2">
          <table:table-cell office:value-type="string">
            <text:p>velocity box min/max</text:p>
          </table:table-cell>
          <table:table-cell office:value-type="float" office:value="0.6">
            <text:p>0.6</text:p>
          </table:table-cell>
          <table:table-cell office:value-type="string">
            <text:p>times v_A</text:p>
          </table:table-cell>
          <table:table-cell table:number-columns-repeated="5"/>
        </table:table-row>
        <table:table-row table:style-name="ro2">
          <table:table-cell office:value-type="string">
            <text:p>or</text:p>
          </table:table-cell>
          <table:table-cell office:value-type="float" office:value="3">
            <text:p>3</text:p>
          </table:table-cell>
          <table:table-cell office:value-type="string">
            <text:p>times v_th</text:p>
          </table:table-cell>
          <table:table-cell table:number-columns-repeated="5"/>
        </table:table-row>
        <table:table-row table:style-name="ro2">
          <table:table-cell/>
          <table:table-cell table:formula="of:=MAX([.B20]*[.B28];[.B21]*[.B32])" office:value-type="float" office:value="358.408322167463">
            <text:p>358.4083221675</text:p>
          </table:table-cell>
          <table:table-cell office:value-type="string">
            <text:p>ms⁻¹</text:p>
          </table:table-cell>
          <table:table-cell table:number-columns-repeated="5"/>
        </table:table-row>
        <table:table-row table:style-name="ro2">
          <table:table-cell office:value-type="string">
            <text:p>v_max</text:p>
          </table:table-cell>
          <table:table-cell table:formula="of:=SQRT(3*[.B22]*[.B22])" office:value-type="float" office:value="620.78142384956">
            <text:p>620.7814238496</text:p>
          </table:table-cell>
          <table:table-cell office:value-type="string">
            <text:p>ms⁻¹</text:p>
          </table:table-cell>
          <table:table-cell table:number-columns-repeated="5"/>
        </table:table-row>
        <table:table-row table:style-name="ro2">
          <table:table-cell office:value-type="string">
            <text:p>velocity box length</text:p>
          </table:table-cell>
          <table:table-cell office:value-type="float" office:value="10">
            <text:p>10</text:p>
          </table:table-cell>
          <table:table-cell office:value-type="string">
            <text:p>blocks</text:p>
          </table:table-cell>
          <table:table-cell table:number-columns-repeated="5"/>
        </table:table-row>
        <table:table-row table:style-name="ro2">
          <table:table-cell/>
          <table:table-cell table:formula="of:=[.B24]*4" office:value-type="float" office:value="40">
            <text:p>40</text:p>
          </table:table-cell>
          <table:table-cell office:value-type="string">
            <text:p>cells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Consequences</text:p>
          </table:table-cell>
          <table:table-cell table:number-columns-repeated="4"/>
          <table:table-cell table:style-name="ce3" office:value-type="string">
            <text:p>Plasma parameters</text:p>
          </table:table-cell>
          <table:table-cell table:number-columns-repeated="2"/>
        </table:table-row>
        <table:table-row table:style-name="ro2">
          <table:table-cell office:value-type="string">
            <text:p>Alfvén velocity</text:p>
          </table:table-cell>
          <table:table-cell table:formula="of:=SQRT([.B4]*[.B4]/([.G4]*[.B5]*[.G5]))" office:value-type="float" office:value="218.120358720776">
            <text:p>218.1203587208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freq</text:p>
          </table:table-cell>
          <table:table-cell table:formula="of:=[.G6]*[.B4]/([.G5])" office:value-type="float" office:value="0.00957883375793323">
            <text:p>0.0095788338</text:p>
          </table:table-cell>
          <table:table-cell table:style-name="ce7" office:value-type="string">
            <text:p>1/s</text:p>
          </table:table-cell>
        </table:table-row>
        <table:table-row table:style-name="ro2">
          <table:table-cell office:value-type="string">
            <text:p>Period T</text:p>
          </table:table-cell>
          <table:table-cell table:formula="of:=[.B6]/[.B28]" office:value-type="float" office:value="45.8462477260151">
            <text:p>45.846247726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Proton gyroperiod</text:p>
          </table:table-cell>
          <table:table-cell table:formula="of:=2*PI()/[.G28]" office:value-type="float" office:value="655.944707462517">
            <text:p>655.9447074625</text:p>
          </table:table-cell>
          <table:table-cell table:style-name="ce7" office:value-type="string">
            <text:p>s</text:p>
          </table:table-cell>
        </table:table-row>
        <table:table-row table:style-name="ro2">
          <table:table-cell office:value-type="string">
            <text:p>Frequency omega</text:p>
          </table:table-cell>
          <table:table-cell table:formula="of:=2*PI()/[.B29]" office:value-type="float" office:value="0.137049063311112">
            <text:p>0.1370490633</text:p>
          </table:table-cell>
          <table:table-cell office:value-type="string">
            <text:p>Hz</text:p>
          </table:table-cell>
          <table:table-cell table:number-columns-repeated="2"/>
          <table:table-cell office:value-type="string">
            <text:p>Larmor rad apprx</text:p>
          </table:table-cell>
          <table:table-cell table:formula="of:=[.B32]/[.G28]" office:value-type="float" office:value="12472.2323971373">
            <text:p>12472.2323971373</text:p>
          </table:table-cell>
          <table:table-cell table:style-name="ce7" office:value-type="string">
            <text:p>m</text:p>
          </table:table-cell>
        </table:table-row>
        <table:table-row table:style-name="ro2">
          <table:table-cell office:value-type="string">
            <text:p>Temperature</text:p>
          </table:table-cell>
          <table:table-cell table:style-name="ce6" table:formula="of:=[.G5]*[.B28]*[.B28]*[.G9]/([.G8]*([.G7]-1))" office:value-type="float" office:value="0.864564980916844">
            <text:p>0.864564980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eta</text:p>
          </table:table-cell>
          <table:table-cell table:formula="of:=[.B5]*[.G8]*[.B31]*2*[.G4]/[.B4]/[.B4]" office:value-type="float" office:value="0.299999999999999">
            <text:p>0.3</text:p>
          </table:table-cell>
          <table:table-cell/>
        </table:table-row>
        <table:table-row table:style-name="ro2">
          <table:table-cell office:value-type="string">
            <text:p>Thermal velocity</text:p>
          </table:table-cell>
          <table:table-cell table:style-name="ce6" table:formula="of:=SQRT(2*[.G8]*[.B31]/[.G5])" office:value-type="float" office:value="119.469440722488">
            <text:p>119.4694407225</text:p>
          </table:table-cell>
          <table:table-cell office:value-type="string">
            <text:p>ms⁻¹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CFL conditions</text:p>
          </table:table-cell>
          <table:table-cell table:number-columns-repeated="7"/>
        </table:table-row>
        <table:table-row table:style-name="ro2">
          <table:table-cell office:value-type="string">
            <text:p>acceleration</text:p>
          </table:table-cell>
          <table:table-cell table:formula="of:=(2*[.B22]/[.B25])/([.G6]/[.G5]*[.B23]*[.B4])" office:value-type="float" office:value="3.01367725852566">
            <text:p>3.0136772585</text:p>
          </table:table-cell>
          <table:table-cell office:value-type="string">
            <text:p>s</text:p>
          </table:table-cell>
          <table:table-cell office:value-type="string">
            <text:p>(/!\ B_max not rigorous)</text:p>
          </table:table-cell>
          <table:table-cell/>
          <table:table-cell office:value-type="string">
            <text:p>Electron gyrofreq</text:p>
          </table:table-cell>
          <table:table-cell table:formula="of:=[.G6]*[.B4]/[.G10]" office:value-type="float" office:value="17.588939839719">
            <text:p>17.5889398397</text:p>
          </table:table-cell>
          <table:table-cell table:style-name="ce7" office:value-type="string">
            <text:p>1/s</text:p>
          </table:table-cell>
        </table:table-row>
        <table:table-row table:style-name="ro2">
          <table:table-cell office:value-type="string">
            <text:p>kinetic</text:p>
          </table:table-cell>
          <table:table-cell table:style-name="ce4" table:formula="of:=MIN([.B17];[.B18];[.B19])/[.B23]" office:value-type="float" office:value="0.290636852505885">
            <text:p>2.906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period</text:p>
          </table:table-cell>
          <table:table-cell table:formula="of:=2*3.14159/[.G35]" office:value-type="float" office:value="0.357223349289732">
            <text:p>0.3572233493</text:p>
          </table:table-cell>
          <table:table-cell table:style-name="ce7" office:value-type="string">
            <text:p>s</text:p>
          </table:table-cell>
        </table:table-row>
        <table:table-row table:style-name="ro2">
          <table:table-cell office:value-type="string">
            <text:p>magnetic</text:p>
          </table:table-cell>
          <table:table-cell table:style-name="ce4" table:formula="of:=MIN([.B17];[.B18];[.B19])/[.B28]" office:value-type="float" office:value="0.827166983310909">
            <text:p>8.272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Min. num. of timesteps:</text:p>
          </table:table-cell>
          <table:table-cell table:formula="of:=[.B29]/MIN([.B35];[.B36];[.B37])" office:value-type="float" office:value="157.744096561487">
            <text:p>157.744096561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nvisaged timestep</text:p>
          </table:table-cell>
          <table:table-cell table:style-name="ce5" office:value-type="float" office:value="2">
            <text:p>2.00E+000</text:p>
          </table:table-cell>
          <table:table-cell table:number-columns-repeated="6"/>
        </table:table-row>
        <table:table-row table:style-name="ro2">
          <table:table-cell office:value-type="string">
            <text:p>Resulting num.:</text:p>
          </table:table-cell>
          <table:table-cell table:formula="of:=[.B29]/[.B40]" office:value-type="float" office:value="22.9231238630076">
            <text:p>22.923123863</text:p>
          </table:table-cell>
          <table:table-cell table:number-columns-repeated="6"/>
        </table:table-row>
        <table:table-row table:style-name="ro2">
          <table:table-cell office:value-type="string">
            <text:p>5T</text:p>
          </table:table-cell>
          <table:table-cell table:formula="of:=5*[.B41]" office:value-type="float" office:value="114.615619315038">
            <text:p>114.61561931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number-columns-repeated="5" table:default-cell-style-name="ce4"/>
        <table:table-column table:style-name="co5" table:number-columns-repeated="5" table:default-cell-style-name="ce4"/>
        <table:table-column table:style-name="co2" table:number-columns-repeated="1014" table:default-cell-style-name="ce4"/>
        <table:table-row table:style-name="ro2">
          <table:table-cell office:value-type="string">
            <text:p>Timestep</text:p>
          </table:table-cell>
          <table:table-cell office:value-type="string">
            <text:p>Ex_max</text:p>
          </table:table-cell>
          <table:table-cell office:value-type="string">
            <text:p>Ex_min</text:p>
          </table:table-cell>
          <table:table-cell office:value-type="string">
            <text:p>Mean</text:p>
          </table:table-cell>
          <table:table-cell office:value-type="string">
            <text:p>Difference</text:p>
          </table:table-cell>
          <table:table-cell office:value-type="string">
            <text:p>Ey_max</text:p>
          </table:table-cell>
          <table:table-cell office:value-type="string">
            <text:p>Ey_min</text:p>
          </table:table-cell>
          <table:table-cell office:value-type="string">
            <text:p>Mean</text:p>
          </table:table-cell>
          <table:table-cell office:value-type="string">
            <text:p>Difference</text:p>
          </table:table-cell>
          <table:table-cell office:value-type="string">
            <text:p>Ez_minmax</text:p>
          </table:table-cell>
          <table:table-cell office:value-type="string">
            <text:p>Bx_max</text:p>
          </table:table-cell>
          <table:table-cell office:value-type="string">
            <text:p>Bx_min</text:p>
          </table:table-cell>
          <table:table-cell office:value-type="string">
            <text:p>Mean</text:p>
          </table:table-cell>
          <table:table-cell office:value-type="string">
            <text:p>Difference</text:p>
          </table:table-cell>
          <table:table-cell office:value-type="string">
            <text:p>By_max</text:p>
          </table:table-cell>
          <table:table-cell office:value-type="string">
            <text:p>By_min</text:p>
          </table:table-cell>
          <table:table-cell office:value-type="string">
            <text:p>Mean</text:p>
          </table:table-cell>
          <table:table-cell office:value-type="string">
            <text:p>Difference</text:p>
          </table:table-cell>
          <table:table-cell table:style-name="Default" office:value-type="string">
            <text:p>Bz_max</text:p>
          </table:table-cell>
          <table:table-cell office:value-type="string">
            <text:p>Bz_min</text:p>
          </table:table-cell>
          <table:table-cell office:value-type="string">
            <text:p>Mean</text:p>
          </table:table-cell>
          <table:table-cell office:value-type="string">
            <text:p>Difference</text:p>
          </table:table-cell>
          <table:table-cell office:value-type="string">
            <text:p>Diff_x/cos a</text:p>
          </table:table-cell>
          <table:table-cell office:value-type="string">
            <text:p>Diff_y/sin a</text:p>
          </table:table-cell>
          <table:table-cell table:number-columns-repeated="1000"/>
        </table:table-row>
        <table:table-row table:style-name="ro2">
          <table:table-cell office:value-type="float" office:value="0">
            <text:p>0.000E+000</text:p>
          </table:table-cell>
          <table:table-cell office:value-type="float" office:value="0.0000003463">
            <text:p>3.463E-007</text:p>
          </table:table-cell>
          <table:table-cell office:value-type="float" office:value="-0.0000003434">
            <text:p>-3.434E-007</text:p>
          </table:table-cell>
          <table:table-cell table:formula="of:=([.B2]+[.C2])/2" office:value-type="float" office:value="0.00000000145">
            <text:p>1.450E-009</text:p>
          </table:table-cell>
          <table:table-cell table:formula="of:=[.B2]-[.C2]" office:value-type="float" office:value="0.0000006897">
            <text:p>6.897E-007</text:p>
          </table:table-cell>
          <table:table-cell office:value-type="float" office:value="0.0000005982">
            <text:p>5.982E-007</text:p>
          </table:table-cell>
          <table:table-cell office:value-type="float" office:value="-0.0000005965">
            <text:p>-5.965E-007</text:p>
          </table:table-cell>
          <table:table-cell table:formula="of:=([.F2]+[.G2])/2" office:value-type="float" office:value="0.000000000850000000000011">
            <text:p>8.500E-010</text:p>
          </table:table-cell>
          <table:table-cell table:formula="of:=[.F2]-[.G2]" office:value-type="float" office:value="0.0000011947">
            <text:p>1.195E-006</text:p>
          </table:table-cell>
          <table:table-cell office:value-type="float" office:value="0.0000006898">
            <text:p>6.898E-007</text:p>
          </table:table-cell>
          <table:table-cell office:value-type="float" office:value="0.000000000916">
            <text:p>9.160E-010</text:p>
          </table:table-cell>
          <table:table-cell office:value-type="float" office:value="0.000000000816">
            <text:p>8.160E-010</text:p>
          </table:table-cell>
          <table:table-cell table:formula="of:=([.K2]+[.L2])/2" office:value-type="float" office:value="0.000000000866">
            <text:p>8.660E-010</text:p>
          </table:table-cell>
          <table:table-cell table:formula="of:=[.K2]-[.L2]" office:value-type="float" office:value="0.0000000001">
            <text:p>1.000E-010</text:p>
          </table:table-cell>
          <table:table-cell office:value-type="float" office:value="0.0000000005866">
            <text:p>5.866E-010</text:p>
          </table:table-cell>
          <table:table-cell office:value-type="float" office:value="0.0000000004134">
            <text:p>4.134E-010</text:p>
          </table:table-cell>
          <table:table-cell table:formula="of:=([.O2]+[.P2])/2" office:value-type="float" office:value="0.0000000005">
            <text:p>5.000E-010</text:p>
          </table:table-cell>
          <table:table-cell table:formula="of:=[.O2]-[.P2]" office:value-type="float" office:value="0.0000000001732">
            <text:p>1.732E-010</text:p>
          </table:table-cell>
          <table:table-cell office:value-type="float" office:value="0.0000000001">
            <text:p>1.000E-010</text:p>
          </table:table-cell>
          <table:table-cell office:value-type="float" office:value="-0.0000000001">
            <text:p>-1.000E-010</text:p>
          </table:table-cell>
          <table:table-cell table:formula="of:=([.S2]+[.T2])/2" office:value-type="float" office:value="0">
            <text:p>0.000E+000</text:p>
          </table:table-cell>
          <table:table-cell table:formula="of:=[.S2]-[.T2]" office:value-type="float" office:value="0.0000000002">
            <text:p>2.000E-010</text:p>
          </table:table-cell>
          <table:table-cell table:formula="of:=[.N2]/SIN(PI()/6)" office:value-type="float" office:value="0.0000000002">
            <text:p>2.000E-010</text:p>
          </table:table-cell>
          <table:table-cell table:formula="of:=[.R2]/COS(PI()/6)" office:value-type="float" office:value="0.000000000199994133247286">
            <text:p>2.000E-010</text:p>
          </table:table-cell>
          <table:table-cell table:number-columns-repeated="1000"/>
        </table:table-row>
        <table:table-row table:style-name="ro2">
          <table:table-cell office:value-type="float" office:value="10">
            <text:p>1.000E+001</text:p>
          </table:table-cell>
          <table:table-cell office:value-type="float" office:value="0.0000003592">
            <text:p>3.592E-007</text:p>
          </table:table-cell>
          <table:table-cell office:value-type="float" office:value="-0.0000003304">
            <text:p>-3.304E-007</text:p>
          </table:table-cell>
          <table:table-cell table:formula="of:=([.B3]+[.C3])/2" office:value-type="float" office:value="0.0000000144">
            <text:p>1.440E-008</text:p>
          </table:table-cell>
          <table:table-cell table:formula="of:=[.B3]-[.C3]" office:value-type="float" office:value="0.0000006896">
            <text:p>6.896E-007</text:p>
          </table:table-cell>
          <table:table-cell office:value-type="float" office:value="0.0000006055">
            <text:p>6.055E-007</text:p>
          </table:table-cell>
          <table:table-cell office:value-type="float" office:value="-0.0000005889">
            <text:p>-5.889E-007</text:p>
          </table:table-cell>
          <table:table-cell table:formula="of:=([.F3]+[.G3])/2" office:value-type="float" office:value="0.00000000830000000000004">
            <text:p>8.300E-009</text:p>
          </table:table-cell>
          <table:table-cell table:formula="of:=[.F3]-[.G3]" office:value-type="float" office:value="0.0000011944">
            <text:p>1.194E-006</text:p>
          </table:table-cell>
          <table:table-cell office:value-type="float" office:value="0.0000006896">
            <text:p>6.896E-007</text:p>
          </table:table-cell>
          <table:table-cell office:value-type="float" office:value="0.0000000009174">
            <text:p>9.174E-010</text:p>
          </table:table-cell>
          <table:table-cell office:value-type="float" office:value="0.0000000008146">
            <text:p>8.146E-010</text:p>
          </table:table-cell>
          <table:table-cell table:formula="of:=([.K3]+[.L3])/2" office:value-type="float" office:value="0.000000000866">
            <text:p>8.660E-010</text:p>
          </table:table-cell>
          <table:table-cell table:formula="of:=[.K3]-[.L3]" office:value-type="float" office:value="0.0000000001028">
            <text:p>1.028E-010</text:p>
          </table:table-cell>
          <table:table-cell office:value-type="float" office:value="0.000000000589">
            <text:p>5.890E-010</text:p>
          </table:table-cell>
          <table:table-cell office:value-type="float" office:value="0.000000000411">
            <text:p>4.110E-010</text:p>
          </table:table-cell>
          <table:table-cell table:formula="of:=([.O3]+[.P3])/2" office:value-type="float" office:value="0.0000000005">
            <text:p>5.000E-010</text:p>
          </table:table-cell>
          <table:table-cell table:formula="of:=[.O3]-[.P3]" office:value-type="float" office:value="0.000000000178">
            <text:p>1.780E-010</text:p>
          </table:table-cell>
          <table:table-cell office:value-type="float" office:value="0.0000000001023">
            <text:p>1.023E-010</text:p>
          </table:table-cell>
          <table:table-cell office:value-type="float" office:value="-0.0000000001023">
            <text:p>-1.023E-010</text:p>
          </table:table-cell>
          <table:table-cell table:formula="of:=([.S3]+[.T3])/2" office:value-type="float" office:value="0">
            <text:p>0.000E+000</text:p>
          </table:table-cell>
          <table:table-cell table:formula="of:=[.S3]-[.T3]" office:value-type="float" office:value="0.0000000002046">
            <text:p>2.046E-010</text:p>
          </table:table-cell>
          <table:table-cell table:formula="of:=[.N3]/SIN(PI()/6)" office:value-type="float" office:value="0.0000000002056">
            <text:p>2.056E-010</text:p>
          </table:table-cell>
          <table:table-cell table:formula="of:=[.R3]/COS(PI()/6)" office:value-type="float" office:value="0.000000000205536695831507">
            <text:p>2.055E-010</text:p>
          </table:table-cell>
          <table:table-cell table:number-columns-repeated="1000"/>
        </table:table-row>
        <table:table-row table:style-name="ro2">
          <table:table-cell office:value-type="float" office:value="20">
            <text:p>2.000E+001</text:p>
          </table:table-cell>
          <table:table-cell office:value-type="float" office:value="0.0000003719">
            <text:p>3.719E-007</text:p>
          </table:table-cell>
          <table:table-cell office:value-type="float" office:value="-0.0000003172">
            <text:p>-3.172E-007</text:p>
          </table:table-cell>
          <table:table-cell table:formula="of:=([.B4]+[.C4])/2" office:value-type="float" office:value="0.00000002735">
            <text:p>2.735E-008</text:p>
          </table:table-cell>
          <table:table-cell table:formula="of:=[.B4]-[.C4]" office:value-type="float" office:value="0.0000006891">
            <text:p>6.891E-007</text:p>
          </table:table-cell>
          <table:table-cell office:value-type="float" office:value="0.0000006126">
            <text:p>6.126E-007</text:p>
          </table:table-cell>
          <table:table-cell office:value-type="float" office:value="-0.0000005811">
            <text:p>-5.811E-007</text:p>
          </table:table-cell>
          <table:table-cell table:formula="of:=([.F4]+[.G4])/2" office:value-type="float" office:value="0.00000001575">
            <text:p>1.575E-008</text:p>
          </table:table-cell>
          <table:table-cell table:formula="of:=[.F4]-[.G4]" office:value-type="float" office:value="0.0000011937">
            <text:p>1.194E-006</text:p>
          </table:table-cell>
          <table:table-cell office:value-type="float" office:value="0.0000006892">
            <text:p>6.892E-007</text:p>
          </table:table-cell>
          <table:table-cell office:value-type="float" office:value="0.000000000921">
            <text:p>9.210E-010</text:p>
          </table:table-cell>
          <table:table-cell office:value-type="float" office:value="0.0000000008111">
            <text:p>8.111E-010</text:p>
          </table:table-cell>
          <table:table-cell table:formula="of:=([.K4]+[.L4])/2" office:value-type="float" office:value="0.00000000086605">
            <text:p>8.661E-010</text:p>
          </table:table-cell>
          <table:table-cell table:formula="of:=[.K4]-[.L4]" office:value-type="float" office:value="0.0000000001099">
            <text:p>1.099E-010</text:p>
          </table:table-cell>
          <table:table-cell office:value-type="float" office:value="0.0000000005952">
            <text:p>5.952E-010</text:p>
          </table:table-cell>
          <table:table-cell office:value-type="float" office:value="0.0000000004048">
            <text:p>4.048E-010</text:p>
          </table:table-cell>
          <table:table-cell table:formula="of:=([.O4]+[.P4])/2" office:value-type="float" office:value="0.0000000005">
            <text:p>5.000E-010</text:p>
          </table:table-cell>
          <table:table-cell table:formula="of:=[.O4]-[.P4]" office:value-type="float" office:value="0.0000000001904">
            <text:p>1.904E-010</text:p>
          </table:table-cell>
          <table:table-cell office:value-type="float" office:value="0.000000000109">
            <text:p>1.090E-010</text:p>
          </table:table-cell>
          <table:table-cell office:value-type="float" office:value="-0.000000000109">
            <text:p>-1.090E-010</text:p>
          </table:table-cell>
          <table:table-cell table:formula="of:=([.S4]+[.T4])/2" office:value-type="float" office:value="0">
            <text:p>0.000E+000</text:p>
          </table:table-cell>
          <table:table-cell table:formula="of:=[.S4]-[.T4]" office:value-type="float" office:value="0.000000000218">
            <text:p>2.180E-010</text:p>
          </table:table-cell>
          <table:table-cell table:formula="of:=[.N4]/SIN(PI()/6)" office:value-type="float" office:value="0.0000000002198">
            <text:p>2.198E-010</text:p>
          </table:table-cell>
          <table:table-cell table:formula="of:=[.R4]/COS(PI()/6)" office:value-type="float" office:value="0.000000000219854982507409">
            <text:p>2.199E-010</text:p>
          </table:table-cell>
          <table:table-cell table:number-columns-repeated="1000"/>
        </table:table-row>
        <table:table-row table:style-name="ro2">
          <table:table-cell office:value-type="float" office:value="50">
            <text:p>5.000E+001</text:p>
          </table:table-cell>
          <table:table-cell office:value-type="float" office:value="0.0000004089">
            <text:p>4.089E-007</text:p>
          </table:table-cell>
          <table:table-cell office:value-type="float" office:value="-0.0000002773">
            <text:p>-2.773E-007</text:p>
          </table:table-cell>
          <table:table-cell table:formula="of:=([.B5]+[.C5])/2" office:value-type="float" office:value="0.0000000658">
            <text:p>6.580E-008</text:p>
          </table:table-cell>
          <table:table-cell table:formula="of:=[.B5]-[.C5]" office:value-type="float" office:value="0.0000006862">
            <text:p>6.862E-007</text:p>
          </table:table-cell>
          <table:table-cell office:value-type="float" office:value="0.0000006323">
            <text:p>6.323E-007</text:p>
          </table:table-cell>
          <table:table-cell office:value-type="float" office:value="-0.0000005563">
            <text:p>-5.563E-007</text:p>
          </table:table-cell>
          <table:table-cell table:formula="of:=([.F5]+[.G5])/2" office:value-type="float" office:value="0.000000038">
            <text:p>3.800E-008</text:p>
          </table:table-cell>
          <table:table-cell table:formula="of:=[.F5]-[.G5]" office:value-type="float" office:value="0.0000011886">
            <text:p>1.189E-006</text:p>
          </table:table-cell>
          <table:table-cell office:value-type="float" office:value="0.0000006862">
            <text:p>6.862E-007</text:p>
          </table:table-cell>
          <table:table-cell office:value-type="float" office:value="0.0000000009406">
            <text:p>9.406E-010</text:p>
          </table:table-cell>
          <table:table-cell office:value-type="float" office:value="0.0000000007915">
            <text:p>7.915E-010</text:p>
          </table:table-cell>
          <table:table-cell table:formula="of:=([.K5]+[.L5])/2" office:value-type="float" office:value="0.00000000086605">
            <text:p>8.661E-010</text:p>
          </table:table-cell>
          <table:table-cell table:formula="of:=[.K5]-[.L5]" office:value-type="float" office:value="0.0000000001491">
            <text:p>1.491E-010</text:p>
          </table:table-cell>
          <table:table-cell office:value-type="float" office:value="0.0000000006291">
            <text:p>6.291E-010</text:p>
          </table:table-cell>
          <table:table-cell office:value-type="float" office:value="0.0000000003709">
            <text:p>3.709E-010</text:p>
          </table:table-cell>
          <table:table-cell table:formula="of:=([.O5]+[.P5])/2" office:value-type="float" office:value="0.0000000005">
            <text:p>5.000E-010</text:p>
          </table:table-cell>
          <table:table-cell table:formula="of:=[.O5]-[.P5]" office:value-type="float" office:value="0.0000000002582">
            <text:p>2.582E-010</text:p>
          </table:table-cell>
          <table:table-cell office:value-type="float" office:value="0.0000000001473">
            <text:p>1.473E-010</text:p>
          </table:table-cell>
          <table:table-cell office:value-type="float" office:value="-0.0000000001473">
            <text:p>-1.473E-010</text:p>
          </table:table-cell>
          <table:table-cell table:formula="of:=([.S5]+[.T5])/2" office:value-type="float" office:value="0">
            <text:p>0.000E+000</text:p>
          </table:table-cell>
          <table:table-cell table:formula="of:=[.S5]-[.T5]" office:value-type="float" office:value="0.0000000002946">
            <text:p>2.946E-010</text:p>
          </table:table-cell>
          <table:table-cell table:formula="of:=[.N5]/SIN(PI()/6)" office:value-type="float" office:value="0.0000000002982">
            <text:p>2.982E-010</text:p>
          </table:table-cell>
          <table:table-cell table:formula="of:=[.R5]/COS(PI()/6)" office:value-type="float" office:value="0.000000000298143679009523">
            <text:p>2.981E-010</text:p>
          </table:table-cell>
          <table:table-cell table:number-columns-repeated="1000"/>
        </table:table-row>
        <table:table-row table:style-name="ro2">
          <table:table-cell office:value-type="float" office:value="100">
            <text:p>1.000E+002</text:p>
          </table:table-cell>
          <table:table-cell office:value-type="float" office:value="0.0000004655">
            <text:p>4.655E-007</text:p>
          </table:table-cell>
          <table:table-cell office:value-type="float" office:value="-0.0000002104">
            <text:p>-2.104E-007</text:p>
          </table:table-cell>
          <table:table-cell table:formula="of:=([.B6]+[.C6])/2" office:value-type="float" office:value="0.00000012755">
            <text:p>1.276E-007</text:p>
          </table:table-cell>
          <table:table-cell table:formula="of:=[.B6]-[.C6]" office:value-type="float" office:value="0.0000006759">
            <text:p>6.759E-007</text:p>
          </table:table-cell>
          <table:table-cell office:value-type="float" office:value="0.0000006589">
            <text:p>6.589E-007</text:p>
          </table:table-cell>
          <table:table-cell office:value-type="float" office:value="-0.0000005116">
            <text:p>-5.116E-007</text:p>
          </table:table-cell>
          <table:table-cell table:formula="of:=([.F6]+[.G6])/2" office:value-type="float" office:value="0.00000007365">
            <text:p>7.365E-008</text:p>
          </table:table-cell>
          <table:table-cell table:formula="of:=[.F6]-[.G6]" office:value-type="float" office:value="0.0000011705">
            <text:p>1.171E-006</text:p>
          </table:table-cell>
          <table:table-cell office:value-type="float" office:value="0.0000006758">
            <text:p>6.758E-007</text:p>
          </table:table-cell>
          <table:table-cell office:value-type="float" office:value="0.0000000009858">
            <text:p>9.858E-010</text:p>
          </table:table-cell>
          <table:table-cell office:value-type="float" office:value="0.0000000007462">
            <text:p>7.462E-010</text:p>
          </table:table-cell>
          <table:table-cell table:formula="of:=([.K6]+[.L6])/2" office:value-type="float" office:value="0.000000000866">
            <text:p>8.660E-010</text:p>
          </table:table-cell>
          <table:table-cell table:formula="of:=[.K6]-[.L6]" office:value-type="float" office:value="0.0000000002396">
            <text:p>2.396E-010</text:p>
          </table:table-cell>
          <table:table-cell office:value-type="float" office:value="0.0000000007074">
            <text:p>7.074E-010</text:p>
          </table:table-cell>
          <table:table-cell office:value-type="float" office:value="0.0000000002926">
            <text:p>2.926E-010</text:p>
          </table:table-cell>
          <table:table-cell table:formula="of:=([.O6]+[.P6])/2" office:value-type="float" office:value="0.0000000005">
            <text:p>5.000E-010</text:p>
          </table:table-cell>
          <table:table-cell table:formula="of:=[.O6]-[.P6]" office:value-type="float" office:value="0.0000000004148">
            <text:p>4.148E-010</text:p>
          </table:table-cell>
          <table:table-cell office:value-type="float" office:value="0.0000000002373">
            <text:p>2.373E-010</text:p>
          </table:table-cell>
          <table:table-cell office:value-type="float" office:value="-0.0000000002373">
            <text:p>-2.373E-010</text:p>
          </table:table-cell>
          <table:table-cell table:formula="of:=([.S6]+[.T6])/2" office:value-type="float" office:value="0">
            <text:p>0.000E+000</text:p>
          </table:table-cell>
          <table:table-cell table:formula="of:=[.S6]-[.T6]" office:value-type="float" office:value="0.0000000004746">
            <text:p>4.746E-010</text:p>
          </table:table-cell>
          <table:table-cell table:formula="of:=[.N6]/SIN(PI()/6)" office:value-type="float" office:value="0.0000000004792">
            <text:p>4.792E-010</text:p>
          </table:table-cell>
          <table:table-cell table:formula="of:=[.R6]/COS(PI()/6)" office:value-type="float" office:value="0.000000000478969783319714">
            <text:p>4.790E-010</text:p>
          </table:table-cell>
          <table:table-cell table:number-columns-repeated="1000"/>
        </table:table-row>
        <table:table-row table:style-name="ro2">
          <table:table-cell office:value-type="float" office:value="150">
            <text:p>1.500E+002</text:p>
          </table:table-cell>
          <table:table-cell office:value-type="float" office:value="0.0000005137">
            <text:p>5.137E-007</text:p>
          </table:table-cell>
          <table:table-cell office:value-type="float" office:value="-0.0000001451">
            <text:p>-1.451E-007</text:p>
          </table:table-cell>
          <table:table-cell table:formula="of:=([.B7]+[.C7])/2" office:value-type="float" office:value="0.0000001843">
            <text:p>1.843E-007</text:p>
          </table:table-cell>
          <table:table-cell table:formula="of:=[.B7]-[.C7]" office:value-type="float" office:value="0.0000006588">
            <text:p>6.588E-007</text:p>
          </table:table-cell>
          <table:table-cell office:value-type="float" office:value="0.0000006769">
            <text:p>6.769E-007</text:p>
          </table:table-cell>
          <table:table-cell office:value-type="float" office:value="-0.0000004642">
            <text:p>-4.642E-007</text:p>
          </table:table-cell>
          <table:table-cell table:formula="of:=([.F7]+[.G7])/2" office:value-type="float" office:value="0.00000010635">
            <text:p>1.064E-007</text:p>
          </table:table-cell>
          <table:table-cell table:formula="of:=[.F7]-[.G7]" office:value-type="float" office:value="0.0000011411">
            <text:p>1.141E-006</text:p>
          </table:table-cell>
          <table:table-cell office:value-type="float" office:value="0.0000006588">
            <text:p>6.588E-007</text:p>
          </table:table-cell>
          <table:table-cell table:number-columns-repeated="2"/>
          <table:table-cell table:formula="of:=([.K7]+[.L7])/2" office:value-type="float" office:value="0">
            <text:p>0.000E+000</text:p>
          </table:table-cell>
          <table:table-cell table:formula="of:=[.K7]-[.L7]" office:value-type="float" office:value="0">
            <text:p>0.000E+000</text:p>
          </table:table-cell>
          <table:table-cell table:number-columns-repeated="2"/>
          <table:table-cell table:formula="of:=([.O7]+[.P7])/2" office:value-type="float" office:value="0">
            <text:p>0.000E+000</text:p>
          </table:table-cell>
          <table:table-cell table:formula="of:=[.O7]-[.P7]" office:value-type="float" office:value="0">
            <text:p>0.000E+000</text:p>
          </table:table-cell>
          <table:table-cell table:number-columns-repeated="2"/>
          <table:table-cell table:formula="of:=([.S7]+[.T7])/2" office:value-type="float" office:value="0">
            <text:p>0.000E+000</text:p>
          </table:table-cell>
          <table:table-cell table:formula="of:=[.S7]-[.T7]" office:value-type="float" office:value="0">
            <text:p>0.000E+000</text:p>
          </table:table-cell>
          <table:table-cell table:formula="of:=[.N7]/SIN(PI()/6)" office:value-type="float" office:value="0">
            <text:p>0.000E+000</text:p>
          </table:table-cell>
          <table:table-cell table:formula="of:=[.R7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office:value-type="float" office:value="200">
            <text:p>2.000E+002</text:p>
          </table:table-cell>
          <table:table-cell office:value-type="float" office:value="0.0000005518">
            <text:p>5.518E-007</text:p>
          </table:table-cell>
          <table:table-cell office:value-type="float" office:value="-0.00000008386">
            <text:p>-8.386E-008</text:p>
          </table:table-cell>
          <table:table-cell table:formula="of:=([.B8]+[.C8])/2" office:value-type="float" office:value="0.00000023397">
            <text:p>2.340E-007</text:p>
          </table:table-cell>
          <table:table-cell table:formula="of:=[.B8]-[.C8]" office:value-type="float" office:value="0.00000063566">
            <text:p>6.357E-007</text:p>
          </table:table-cell>
          <table:table-cell office:value-type="float" office:value="0.0000006857">
            <text:p>6.857E-007</text:p>
          </table:table-cell>
          <table:table-cell office:value-type="float" office:value="-0.0000004155">
            <text:p>-4.155E-007</text:p>
          </table:table-cell>
          <table:table-cell table:formula="of:=([.F8]+[.G8])/2" office:value-type="float" office:value="0.0000001351">
            <text:p>1.351E-007</text:p>
          </table:table-cell>
          <table:table-cell table:formula="of:=[.F8]-[.G8]" office:value-type="float" office:value="0.0000011012">
            <text:p>1.101E-006</text:p>
          </table:table-cell>
          <table:table-cell office:value-type="float" office:value="0.0000006357">
            <text:p>6.357E-007</text:p>
          </table:table-cell>
          <table:table-cell table:number-columns-repeated="2"/>
          <table:table-cell table:formula="of:=([.K8]+[.L8])/2" office:value-type="float" office:value="0">
            <text:p>0.000E+000</text:p>
          </table:table-cell>
          <table:table-cell table:formula="of:=[.K8]-[.L8]" office:value-type="float" office:value="0">
            <text:p>0.000E+000</text:p>
          </table:table-cell>
          <table:table-cell table:number-columns-repeated="2"/>
          <table:table-cell table:formula="of:=([.O8]+[.P8])/2" office:value-type="float" office:value="0">
            <text:p>0.000E+000</text:p>
          </table:table-cell>
          <table:table-cell table:formula="of:=[.O8]-[.P8]" office:value-type="float" office:value="0">
            <text:p>0.000E+000</text:p>
          </table:table-cell>
          <table:table-cell table:number-columns-repeated="2"/>
          <table:table-cell table:formula="of:=([.S8]+[.T8])/2" office:value-type="float" office:value="0">
            <text:p>0.000E+000</text:p>
          </table:table-cell>
          <table:table-cell table:formula="of:=[.S8]-[.T8]" office:value-type="float" office:value="0">
            <text:p>0.000E+000</text:p>
          </table:table-cell>
          <table:table-cell table:formula="of:=[.N8]/SIN(PI()/6)" office:value-type="float" office:value="0">
            <text:p>0.000E+000</text:p>
          </table:table-cell>
          <table:table-cell table:formula="of:=[.R8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office:value-type="float" office:value="250">
            <text:p>2.500E+002</text:p>
          </table:table-cell>
          <table:table-cell office:value-type="float" office:value="0.0000005786">
            <text:p>5.786E-007</text:p>
          </table:table-cell>
          <table:table-cell office:value-type="float" office:value="-0.00000002852">
            <text:p>-2.852E-008</text:p>
          </table:table-cell>
          <table:table-cell table:formula="of:=([.B9]+[.C9])/2" office:value-type="float" office:value="0.00000027504">
            <text:p>2.750E-007</text:p>
          </table:table-cell>
          <table:table-cell table:formula="of:=[.B9]-[.C9]" office:value-type="float" office:value="0.00000060712">
            <text:p>6.071E-007</text:p>
          </table:table-cell>
          <table:table-cell office:value-type="float" office:value="0.0000006847">
            <text:p>6.847E-007</text:p>
          </table:table-cell>
          <table:table-cell office:value-type="float" office:value="-0.0000003671">
            <text:p>-3.671E-007</text:p>
          </table:table-cell>
          <table:table-cell table:formula="of:=([.F9]+[.G9])/2" office:value-type="float" office:value="0.0000001588">
            <text:p>1.588E-007</text:p>
          </table:table-cell>
          <table:table-cell table:formula="of:=[.F9]-[.G9]" office:value-type="float" office:value="0.0000010518">
            <text:p>1.052E-006</text:p>
          </table:table-cell>
          <table:table-cell office:value-type="float" office:value="0.0000006072">
            <text:p>6.072E-007</text:p>
          </table:table-cell>
          <table:table-cell table:number-columns-repeated="2"/>
          <table:table-cell table:formula="of:=([.K9]+[.L9])/2" office:value-type="float" office:value="0">
            <text:p>0.000E+000</text:p>
          </table:table-cell>
          <table:table-cell table:formula="of:=[.K9]-[.L9]" office:value-type="float" office:value="0">
            <text:p>0.000E+000</text:p>
          </table:table-cell>
          <table:table-cell table:number-columns-repeated="2"/>
          <table:table-cell table:formula="of:=([.O9]+[.P9])/2" office:value-type="float" office:value="0">
            <text:p>0.000E+000</text:p>
          </table:table-cell>
          <table:table-cell table:formula="of:=[.O9]-[.P9]" office:value-type="float" office:value="0">
            <text:p>0.000E+000</text:p>
          </table:table-cell>
          <table:table-cell table:number-columns-repeated="2"/>
          <table:table-cell table:formula="of:=([.S9]+[.T9])/2" office:value-type="float" office:value="0">
            <text:p>0.000E+000</text:p>
          </table:table-cell>
          <table:table-cell table:formula="of:=[.S9]-[.T9]" office:value-type="float" office:value="0">
            <text:p>0.000E+000</text:p>
          </table:table-cell>
          <table:table-cell table:formula="of:=[.N9]/SIN(PI()/6)" office:value-type="float" office:value="0">
            <text:p>0.000E+000</text:p>
          </table:table-cell>
          <table:table-cell table:formula="of:=[.R9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office:value-type="float" office:value="300">
            <text:p>3.000E+002</text:p>
          </table:table-cell>
          <table:table-cell office:value-type="float" office:value="0.0000005934">
            <text:p>5.934E-007</text:p>
          </table:table-cell>
          <table:table-cell office:value-type="float" office:value="0.00000001938">
            <text:p>1.938E-008</text:p>
          </table:table-cell>
          <table:table-cell table:formula="of:=([.B10]+[.C10])/2" office:value-type="float" office:value="0.00000030639">
            <text:p>3.064E-007</text:p>
          </table:table-cell>
          <table:table-cell table:formula="of:=[.B10]-[.C10]" office:value-type="float" office:value="0.00000057402">
            <text:p>5.740E-007</text:p>
          </table:table-cell>
          <table:table-cell office:value-type="float" office:value="0.0000006741">
            <text:p>6.741E-007</text:p>
          </table:table-cell>
          <table:table-cell office:value-type="float" office:value="-0.0000003203">
            <text:p>-3.203E-007</text:p>
          </table:table-cell>
          <table:table-cell table:formula="of:=([.F10]+[.G10])/2" office:value-type="float" office:value="0.0000001769">
            <text:p>1.769E-007</text:p>
          </table:table-cell>
          <table:table-cell table:formula="of:=[.F10]-[.G10]" office:value-type="float" office:value="0.0000009944">
            <text:p>9.944E-007</text:p>
          </table:table-cell>
          <table:table-cell office:value-type="float" office:value="0.0000005741">
            <text:p>5.741E-007</text:p>
          </table:table-cell>
          <table:table-cell table:number-columns-repeated="2"/>
          <table:table-cell table:formula="of:=([.K10]+[.L10])/2" office:value-type="float" office:value="0">
            <text:p>0.000E+000</text:p>
          </table:table-cell>
          <table:table-cell table:formula="of:=[.K10]-[.L10]" office:value-type="float" office:value="0">
            <text:p>0.000E+000</text:p>
          </table:table-cell>
          <table:table-cell table:number-columns-repeated="2"/>
          <table:table-cell table:formula="of:=([.O10]+[.P10])/2" office:value-type="float" office:value="0">
            <text:p>0.000E+000</text:p>
          </table:table-cell>
          <table:table-cell table:formula="of:=[.O10]-[.P10]" office:value-type="float" office:value="0">
            <text:p>0.000E+000</text:p>
          </table:table-cell>
          <table:table-cell table:number-columns-repeated="2"/>
          <table:table-cell table:formula="of:=([.S10]+[.T10])/2" office:value-type="float" office:value="0">
            <text:p>0.000E+000</text:p>
          </table:table-cell>
          <table:table-cell table:formula="of:=[.S10]-[.T10]" office:value-type="float" office:value="0">
            <text:p>0.000E+000</text:p>
          </table:table-cell>
          <table:table-cell table:formula="of:=[.N10]/SIN(PI()/6)" office:value-type="float" office:value="0">
            <text:p>0.000E+000</text:p>
          </table:table-cell>
          <table:table-cell table:formula="of:=[.R10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/>
          <table:table-cell table:number-columns-repeated="2"/>
          <table:table-cell/>
          <table:table-cell table:formula="of:=[.B11]-[.C11]" office:value-type="float" office:value="0">
            <text:p>0.000E+000</text:p>
          </table:table-cell>
          <table:table-cell table:number-columns-repeated="2"/>
          <table:table-cell/>
          <table:table-cell table:formula="of:=[.F11]-[.G11]" office:value-type="float" office:value="0">
            <text:p>0.000E+000</text:p>
          </table:table-cell>
          <table:table-cell/>
          <table:table-cell table:number-columns-repeated="2"/>
          <table:table-cell table:formula="of:=([.K11]+[.L11])/2" office:value-type="float" office:value="0">
            <text:p>0.000E+000</text:p>
          </table:table-cell>
          <table:table-cell table:formula="of:=[.K11]-[.L11]" office:value-type="float" office:value="0">
            <text:p>0.000E+000</text:p>
          </table:table-cell>
          <table:table-cell table:number-columns-repeated="2"/>
          <table:table-cell table:formula="of:=([.O11]+[.P11])/2" office:value-type="float" office:value="0">
            <text:p>0.000E+000</text:p>
          </table:table-cell>
          <table:table-cell table:formula="of:=[.O11]-[.P11]" office:value-type="float" office:value="0">
            <text:p>0.000E+000</text:p>
          </table:table-cell>
          <table:table-cell table:number-columns-repeated="2"/>
          <table:table-cell table:formula="of:=([.S11]+[.T11])/2" office:value-type="float" office:value="0">
            <text:p>0.000E+000</text:p>
          </table:table-cell>
          <table:table-cell table:formula="of:=[.S11]-[.T11]" office:value-type="float" office:value="0">
            <text:p>0.000E+000</text:p>
          </table:table-cell>
          <table:table-cell table:formula="of:=[.N11]/SIN(PI()/6)" office:value-type="float" office:value="0">
            <text:p>0.000E+000</text:p>
          </table:table-cell>
          <table:table-cell table:formula="of:=[.R11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/>
          <table:table-cell table:number-columns-repeated="2"/>
          <table:table-cell/>
          <table:table-cell table:formula="of:=[.B12]-[.C12]" office:value-type="float" office:value="0">
            <text:p>0.000E+000</text:p>
          </table:table-cell>
          <table:table-cell table:number-columns-repeated="2"/>
          <table:table-cell/>
          <table:table-cell table:formula="of:=[.F12]-[.G12]" office:value-type="float" office:value="0">
            <text:p>0.000E+000</text:p>
          </table:table-cell>
          <table:table-cell/>
          <table:table-cell table:number-columns-repeated="2"/>
          <table:table-cell table:formula="of:=([.K12]+[.L12])/2" office:value-type="float" office:value="0">
            <text:p>0.000E+000</text:p>
          </table:table-cell>
          <table:table-cell table:formula="of:=[.K12]-[.L12]" office:value-type="float" office:value="0">
            <text:p>0.000E+000</text:p>
          </table:table-cell>
          <table:table-cell table:number-columns-repeated="2"/>
          <table:table-cell table:formula="of:=([.O12]+[.P12])/2" office:value-type="float" office:value="0">
            <text:p>0.000E+000</text:p>
          </table:table-cell>
          <table:table-cell table:formula="of:=[.O12]-[.P12]" office:value-type="float" office:value="0">
            <text:p>0.000E+000</text:p>
          </table:table-cell>
          <table:table-cell table:number-columns-repeated="2"/>
          <table:table-cell table:formula="of:=([.S12]+[.T12])/2" office:value-type="float" office:value="0">
            <text:p>0.000E+000</text:p>
          </table:table-cell>
          <table:table-cell table:formula="of:=[.S12]-[.T12]" office:value-type="float" office:value="0">
            <text:p>0.000E+000</text:p>
          </table:table-cell>
          <table:table-cell table:formula="of:=[.N12]/SIN(PI()/6)" office:value-type="float" office:value="0">
            <text:p>0.000E+000</text:p>
          </table:table-cell>
          <table:table-cell table:formula="of:=[.R12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/>
          <table:table-cell table:number-columns-repeated="2"/>
          <table:table-cell/>
          <table:table-cell table:formula="of:=[.B13]-[.C13]" office:value-type="float" office:value="0">
            <text:p>0.000E+000</text:p>
          </table:table-cell>
          <table:table-cell table:number-columns-repeated="2"/>
          <table:table-cell/>
          <table:table-cell table:formula="of:=[.F13]-[.G13]" office:value-type="float" office:value="0">
            <text:p>0.000E+000</text:p>
          </table:table-cell>
          <table:table-cell/>
          <table:table-cell table:number-columns-repeated="2"/>
          <table:table-cell table:formula="of:=([.K13]+[.L13])/2" office:value-type="float" office:value="0">
            <text:p>0.000E+000</text:p>
          </table:table-cell>
          <table:table-cell table:formula="of:=[.K13]-[.L13]" office:value-type="float" office:value="0">
            <text:p>0.000E+000</text:p>
          </table:table-cell>
          <table:table-cell table:number-columns-repeated="2"/>
          <table:table-cell table:formula="of:=([.O13]+[.P13])/2" office:value-type="float" office:value="0">
            <text:p>0.000E+000</text:p>
          </table:table-cell>
          <table:table-cell table:formula="of:=[.O13]-[.P13]" office:value-type="float" office:value="0">
            <text:p>0.000E+000</text:p>
          </table:table-cell>
          <table:table-cell table:number-columns-repeated="2"/>
          <table:table-cell table:formula="of:=([.S13]+[.T13])/2" office:value-type="float" office:value="0">
            <text:p>0.000E+000</text:p>
          </table:table-cell>
          <table:table-cell table:formula="of:=[.S13]-[.T13]" office:value-type="float" office:value="0">
            <text:p>0.000E+000</text:p>
          </table:table-cell>
          <table:table-cell table:formula="of:=[.N13]/SIN(PI()/6)" office:value-type="float" office:value="0">
            <text:p>0.000E+000</text:p>
          </table:table-cell>
          <table:table-cell table:formula="of:=[.R13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/>
          <table:table-cell table:number-columns-repeated="2"/>
          <table:table-cell/>
          <table:table-cell table:formula="of:=[.B14]-[.C14]" office:value-type="float" office:value="0">
            <text:p>0.000E+000</text:p>
          </table:table-cell>
          <table:table-cell table:number-columns-repeated="2"/>
          <table:table-cell/>
          <table:table-cell table:formula="of:=[.F14]-[.G14]" office:value-type="float" office:value="0">
            <text:p>0.000E+000</text:p>
          </table:table-cell>
          <table:table-cell/>
          <table:table-cell table:number-columns-repeated="2"/>
          <table:table-cell table:formula="of:=([.K14]+[.L14])/2" office:value-type="float" office:value="0">
            <text:p>0.000E+000</text:p>
          </table:table-cell>
          <table:table-cell table:formula="of:=[.K14]-[.L14]" office:value-type="float" office:value="0">
            <text:p>0.000E+000</text:p>
          </table:table-cell>
          <table:table-cell table:number-columns-repeated="2"/>
          <table:table-cell table:formula="of:=([.O14]+[.P14])/2" office:value-type="float" office:value="0">
            <text:p>0.000E+000</text:p>
          </table:table-cell>
          <table:table-cell table:formula="of:=[.O14]-[.P14]" office:value-type="float" office:value="0">
            <text:p>0.000E+000</text:p>
          </table:table-cell>
          <table:table-cell table:number-columns-repeated="2"/>
          <table:table-cell table:formula="of:=([.S14]+[.T14])/2" office:value-type="float" office:value="0">
            <text:p>0.000E+000</text:p>
          </table:table-cell>
          <table:table-cell table:formula="of:=[.S14]-[.T14]" office:value-type="float" office:value="0">
            <text:p>0.000E+000</text:p>
          </table:table-cell>
          <table:table-cell table:formula="of:=[.N14]/SIN(PI()/6)" office:value-type="float" office:value="0">
            <text:p>0.000E+000</text:p>
          </table:table-cell>
          <table:table-cell table:formula="of:=[.R14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/>
          <table:table-cell table:number-columns-repeated="2"/>
          <table:table-cell/>
          <table:table-cell table:formula="of:=[.B15]-[.C15]" office:value-type="float" office:value="0">
            <text:p>0.000E+000</text:p>
          </table:table-cell>
          <table:table-cell table:number-columns-repeated="2"/>
          <table:table-cell/>
          <table:table-cell table:formula="of:=[.F15]-[.G15]" office:value-type="float" office:value="0">
            <text:p>0.000E+000</text:p>
          </table:table-cell>
          <table:table-cell/>
          <table:table-cell table:number-columns-repeated="2"/>
          <table:table-cell table:formula="of:=([.K15]+[.L15])/2" office:value-type="float" office:value="0">
            <text:p>0.000E+000</text:p>
          </table:table-cell>
          <table:table-cell table:formula="of:=[.K15]-[.L15]" office:value-type="float" office:value="0">
            <text:p>0.000E+000</text:p>
          </table:table-cell>
          <table:table-cell table:number-columns-repeated="2"/>
          <table:table-cell table:formula="of:=([.O15]+[.P15])/2" office:value-type="float" office:value="0">
            <text:p>0.000E+000</text:p>
          </table:table-cell>
          <table:table-cell table:formula="of:=[.O15]-[.P15]" office:value-type="float" office:value="0">
            <text:p>0.000E+000</text:p>
          </table:table-cell>
          <table:table-cell table:number-columns-repeated="2"/>
          <table:table-cell table:formula="of:=([.S15]+[.T15])/2" office:value-type="float" office:value="0">
            <text:p>0.000E+000</text:p>
          </table:table-cell>
          <table:table-cell table:formula="of:=[.S15]-[.T15]" office:value-type="float" office:value="0">
            <text:p>0.000E+000</text:p>
          </table:table-cell>
          <table:table-cell table:formula="of:=[.N15]/SIN(PI()/6)" office:value-type="float" office:value="0">
            <text:p>0.000E+000</text:p>
          </table:table-cell>
          <table:table-cell table:formula="of:=[.R15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table:number-columns-repeated="10"/>
          <table:table-cell table:number-columns-repeated="2"/>
          <table:table-cell table:formula="of:=([.K16]+[.L16])/2" office:value-type="float" office:value="0">
            <text:p>0.000E+000</text:p>
          </table:table-cell>
          <table:table-cell table:formula="of:=[.K16]-[.L16]" office:value-type="float" office:value="0">
            <text:p>0.000E+000</text:p>
          </table:table-cell>
          <table:table-cell table:number-columns-repeated="2"/>
          <table:table-cell table:formula="of:=([.O16]+[.P16])/2" office:value-type="float" office:value="0">
            <text:p>0.000E+000</text:p>
          </table:table-cell>
          <table:table-cell table:formula="of:=[.O16]-[.P16]" office:value-type="float" office:value="0">
            <text:p>0.000E+000</text:p>
          </table:table-cell>
          <table:table-cell table:number-columns-repeated="2"/>
          <table:table-cell table:formula="of:=([.S16]+[.T16])/2" office:value-type="float" office:value="0">
            <text:p>0.000E+000</text:p>
          </table:table-cell>
          <table:table-cell table:formula="of:=[.S16]-[.T16]" office:value-type="float" office:value="0">
            <text:p>0.000E+000</text:p>
          </table:table-cell>
          <table:table-cell table:formula="of:=[.N16]/SIN(PI()/6)" office:value-type="float" office:value="0">
            <text:p>0.000E+000</text:p>
          </table:table-cell>
          <table:table-cell table:formula="of:=[.R16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table:number-columns-repeated="10"/>
          <table:table-cell table:number-columns-repeated="2"/>
          <table:table-cell table:formula="of:=([.K17]+[.L17])/2" office:value-type="float" office:value="0">
            <text:p>0.000E+000</text:p>
          </table:table-cell>
          <table:table-cell table:formula="of:=[.K17]-[.L17]" office:value-type="float" office:value="0">
            <text:p>0.000E+000</text:p>
          </table:table-cell>
          <table:table-cell table:number-columns-repeated="2"/>
          <table:table-cell table:formula="of:=([.O17]+[.P17])/2" office:value-type="float" office:value="0">
            <text:p>0.000E+000</text:p>
          </table:table-cell>
          <table:table-cell table:formula="of:=[.O17]-[.P17]" office:value-type="float" office:value="0">
            <text:p>0.000E+000</text:p>
          </table:table-cell>
          <table:table-cell table:number-columns-repeated="2"/>
          <table:table-cell table:formula="of:=([.S17]+[.T17])/2" office:value-type="float" office:value="0">
            <text:p>0.000E+000</text:p>
          </table:table-cell>
          <table:table-cell table:formula="of:=[.S17]-[.T17]" office:value-type="float" office:value="0">
            <text:p>0.000E+000</text:p>
          </table:table-cell>
          <table:table-cell table:formula="of:=[.N17]/SIN(PI()/6)" office:value-type="float" office:value="0">
            <text:p>0.000E+000</text:p>
          </table:table-cell>
          <table:table-cell table:formula="of:=[.R17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table:number-columns-repeated="10"/>
          <table:table-cell table:number-columns-repeated="2"/>
          <table:table-cell table:formula="of:=([.K18]+[.L18])/2" office:value-type="float" office:value="0">
            <text:p>0.000E+000</text:p>
          </table:table-cell>
          <table:table-cell table:formula="of:=[.K18]-[.L18]" office:value-type="float" office:value="0">
            <text:p>0.000E+000</text:p>
          </table:table-cell>
          <table:table-cell table:number-columns-repeated="2"/>
          <table:table-cell table:formula="of:=([.O18]+[.P18])/2" office:value-type="float" office:value="0">
            <text:p>0.000E+000</text:p>
          </table:table-cell>
          <table:table-cell table:formula="of:=[.O18]-[.P18]" office:value-type="float" office:value="0">
            <text:p>0.000E+000</text:p>
          </table:table-cell>
          <table:table-cell table:number-columns-repeated="2"/>
          <table:table-cell table:formula="of:=([.S18]+[.T18])/2" office:value-type="float" office:value="0">
            <text:p>0.000E+000</text:p>
          </table:table-cell>
          <table:table-cell table:formula="of:=[.S18]-[.T18]" office:value-type="float" office:value="0">
            <text:p>0.000E+000</text:p>
          </table:table-cell>
          <table:table-cell table:formula="of:=[.N18]/SIN(PI()/6)" office:value-type="float" office:value="0">
            <text:p>0.000E+000</text:p>
          </table:table-cell>
          <table:table-cell table:formula="of:=[.R18]/COS(PI()/6)" office:value-type="float" office:value="0">
            <text:p>0.000E+000</text:p>
          </table:table-cell>
          <table:table-cell table:number-columns-repeated="1000"/>
        </table:table-row>
        <table:table-row table:style-name="ro2">
          <table:table-cell table:number-columns-repeated="10"/>
          <table:table-cell table:number-columns-repeated="2"/>
          <table:table-cell table:formula="of:=([.K19]+[.L19])/2" office:value-type="float" office:value="0">
            <text:p>0.000E+000</text:p>
          </table:table-cell>
          <table:table-cell table:formula="of:=[.K19]-[.L19]" office:value-type="float" office:value="0">
            <text:p>0.000E+000</text:p>
          </table:table-cell>
          <table:table-cell table:number-columns-repeated="2"/>
          <table:table-cell table:formula="of:=([.O19]+[.P19])/2" office:value-type="float" office:value="0">
            <text:p>0.000E+000</text:p>
          </table:table-cell>
          <table:table-cell table:formula="of:=[.O19]-[.P19]" office:value-type="float" office:value="0">
            <text:p>0.000E+000</text:p>
          </table:table-cell>
          <table:table-cell table:number-columns-repeated="2"/>
          <table:table-cell table:formula="of:=([.S19]+[.T19])/2" office:value-type="float" office:value="0">
            <text:p>0.000E+000</text:p>
          </table:table-cell>
          <table:table-cell table:formula="of:=[.S19]-[.T19]" office:value-type="float" office:value="0">
            <text:p>0.000E+000</text:p>
          </table:table-cell>
          <table:table-cell table:formula="of:=[.N19]/SIN(PI()/6)" office:value-type="float" office:value="0">
            <text:p>0.000E+000</text:p>
          </table:table-cell>
          <table:table-cell table:formula="of:=[.R19]/COS(PI()/6)" office:value-type="float" office:value="0">
            <text:p>0.000E+000</text:p>
          </table:table-cell>
          <table:table-cell table:number-columns-repeated="100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09/26/2011</text:date>, <text:time>10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2T14:35:00</meta:creation-date>
    <dc:date>2011-09-26T10:50:44</dc:date>
    <meta:editing-duration>P1DT23H6M21S</meta:editing-duration>
    <meta:editing-cycles>21</meta:editing-cycles>
    <meta:generator>LibreOffice/3.3$Unix LibreOffice_project/330m19$Build-301</meta:generator>
    <meta:document-statistic meta:table-count="3" meta:cell-count="529" meta:object-count="0"/>
  </office:meta>
</office:document-meta>
</file>